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text-indent="0in" style:auto-text-indent="false"/>
    </style:style>
    <style:style style:name="T1" style:family="text">
      <style:text-properties officeooo:rsid="000a60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 is the subfield of computer science that gives "computers the ability to learn without being explicitly programmed.” Let me explain what I mean when I say “without being explicitly programmed.”Assume that you have a dataset of images of animals such as cats and dogs, and you want to have software or an application that can recognize and differentiate them.  The first thing that you have to do here is interpret the images as a set of feature sets. For example, does the image show the animal’s eyes?  If so, what is their size? Does it have ears? What about a tail? How many legs? Does it have wings? Prior to machine learning, each image would be transformed to a vector of features. Then, traditionally, we had to write down some rules or methods in order to get computers to be intelligent and detect the animals. But, it was a failure. Why? Well, as you can guess, it needed a lot of rules, highly dependent on the current dataset, and not generalized enough to detect out-of-sample cases. This is when machine learning entered the scene. Using machine learning, allows us to build a model that looks at all the feature sets, and their corresponding type of animals, and it learns the pattern of each animal. It is a model built by machine learning algorithms. It detects without explicitly being programmed to do so. In essence, machine learning follows the same process that a 4-year-old child uses to learn, understand, and differentiate animals. So, machine learning algorithms, inspired by the human learning process, iteratively learn from data, and allow computers to find hidden insights.</text:p>
      <text:p text:style-name="Standard"/>
      <text:p text:style-name="P1">The Regression/Estimation technique is used for predicting a continuous value. For example, </text:p>
      <text:p text:style-name="P1">predicting things like the price of a house based on its characteristics, or to estimate the Co2 emission from a car’s engine. A Classification technique is used for Predicting the class or category of a case, for example, if a cell is benign or malignant, or whether or not a customer will churn. Clustering groups of similar cases, for example, can find similar patients, or can be used for customer segmentation in the banking field. Association technique is used for finding items or events that often co-occur, for example, grocery items that are usually bought together by a particular customer. Anomaly detection is used to discover abnormal and unusual cases, for example, it is used for credit card fraud detection. </text:p>
      <text:p text:style-name="P1">Sequence mining is used for predicting the next event, for instance, the click-stream in websites. </text:p>
      <text:p text:style-name="P1">Dimension reduction is used to reduce the size of data. And finally, recommendation systems, this associates people's preferences with others who have similar tastes, and recommends new items to them, such as books or movies.</text:p>
      <text:p text:style-name="Standard"/>
      <text:p text:style-name="P1">AI tries to make computers intelligent in order to mimic the cognitive functions </text:p>
      <text:p text:style-name="P1">of humans. So, Artificial Intelligence is a general field with a broad scope including: Computer Vision, </text:p>
      <text:p text:style-name="P1">Language Processing, Creativity, and Summarization. Machine Learning is the branch of AI that covers the statistical part of artificial <text:span text:style-name="T1">i</text:span>ntelligence. It teaches the computer to solve problems by looking at hundreds or thousands of examples, learning from them, and then using that experience to solve the same problem in new situations. And Deep Learning is a very special field of Machine Learning where computers can actually learn and make intelligent decisions on their own. Deep learning involves a deeper level of automation in comparison with most machine learning algorithm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22:04:33.798244584</meta:creation-date>
    <dc:date>2024-07-24T22:10:11.977714813</dc:date>
    <meta:editing-duration>PT5M38S</meta:editing-duration>
    <meta:editing-cycles>3</meta:editing-cycles>
    <meta:generator>LibreOffice/24.2.5.2$Linux_X86_64 LibreOffice_project/420$Build-2</meta:generator>
    <meta:document-statistic meta:table-count="0" meta:image-count="0" meta:object-count="0" meta:page-count="1" meta:paragraph-count="8" meta:word-count="574" meta:character-count="3530" meta:non-whitespace-character-count="2957"/>
  </office:meta>
</office:document-meta>
</file>